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inedImageFlavor.RefinedImageFlavor( String name , ImageFlavor paren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inedImageFlavor.getParen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inedImageFlavor.isCompatible( ImageFlavor flav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inedImageFlavor.RefinedImageFlavor( ImageFlavor paren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